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125in"/>
    </style:style>
    <style:style style:name="TableColumn4" style:family="table-column">
      <style:table-column-properties style:column-width="1.1916in"/>
    </style:style>
    <style:style style:name="TableColumn5" style:family="table-column">
      <style:table-column-properties style:column-width="1.4055in"/>
    </style:style>
    <style:style style:name="TableColumn6" style:family="table-column">
      <style:table-column-properties style:column-width="1.2194in"/>
    </style:style>
    <style:style style:name="TableColumn7" style:family="table-column">
      <style:table-column-properties style:column-width="1.3673in"/>
    </style:style>
    <style:style style:name="Table2" style:family="table">
      <style:table-properties style:width="6.296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olumn24" style:family="table-column">
      <style:table-column-properties style:column-width="1.3125in"/>
    </style:style>
    <style:style style:name="TableColumn25" style:family="table-column">
      <style:table-column-properties style:column-width="1.4888in"/>
    </style:style>
    <style:style style:name="TableColumn26" style:family="table-column">
      <style:table-column-properties style:column-width="1.2944in"/>
    </style:style>
    <style:style style:name="Table23" style:family="table">
      <style:table-properties style:width="4.0958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3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olumn37" style:family="table-column">
      <style:table-column-properties style:column-width="0.9812in"/>
    </style:style>
    <style:style style:name="TableColumn38" style:family="table-column">
      <style:table-column-properties style:column-width="0.984in"/>
    </style:style>
    <style:style style:name="Table36" style:family="table">
      <style:table-properties style:width="1.9652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olumn46" style:family="table-column">
      <style:table-column-properties style:column-width="0.7361in"/>
    </style:style>
    <style:style style:name="TableColumn47" style:family="table-column">
      <style:table-column-properties style:column-width="1.0868in"/>
    </style:style>
    <style:style style:name="TableColumn48" style:family="table-column">
      <style:table-column-properties style:column-width="0.8576in"/>
    </style:style>
    <style:style style:name="TableColumn49" style:family="table-column">
      <style:table-column-properties style:column-width="0.8083in"/>
    </style:style>
    <style:style style:name="TableColumn50" style:family="table-column">
      <style:table-column-properties style:column-width="0.7888in"/>
    </style:style>
    <style:style style:name="TableColumn51" style:family="table-column">
      <style:table-column-properties style:column-width="0.7819in"/>
    </style:style>
    <style:style style:name="Table45" style:family="table">
      <style:table-properties style:width="5.0597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6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1.1638in"/>
    </style:style>
    <style:style style:name="TableColumn68" style:family="table-column">
      <style:table-column-properties style:column-width="1.1666in"/>
    </style:style>
    <style:style style:name="TableColumn69" style:family="table-column">
      <style:table-column-properties style:column-width="1.2791in"/>
    </style:style>
    <style:style style:name="TableColumn70" style:family="table-column">
      <style:table-column-properties style:column-width="0.8166in"/>
    </style:style>
    <style:style style:name="TableColumn71" style:family="table-column">
      <style:table-column-properties style:column-width="1.4722in"/>
    </style:style>
    <style:style style:name="Table66" style:family="table">
      <style:table-properties style:width="5.8986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olumn84" style:family="table-column">
      <style:table-column-properties style:column-width="1.1423in"/>
    </style:style>
    <style:style style:name="TableColumn85" style:family="table-column">
      <style:table-column-properties style:column-width="1.0527in"/>
    </style:style>
    <style:style style:name="TableColumn86" style:family="table-column">
      <style:table-column-properties style:column-width="0.5576in"/>
    </style:style>
    <style:style style:name="TableColumn87" style:family="table-column">
      <style:table-column-properties style:column-width="0.6895in"/>
    </style:style>
    <style:style style:name="TableColumn88" style:family="table-column">
      <style:table-column-properties style:column-width="1.4166in"/>
    </style:style>
    <style:style style:name="TableColumn89" style:family="table-column">
      <style:table-column-properties style:column-width="1.0395in"/>
    </style:style>
    <style:style style:name="Table83" style:family="table">
      <style:table-properties style:width="5.8986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9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olumn106" style:family="table-column">
      <style:table-column-properties style:column-width="1.2854in"/>
    </style:style>
    <style:style style:name="TableColumn107" style:family="table-column">
      <style:table-column-properties style:column-width="1.2784in"/>
    </style:style>
    <style:style style:name="TableColumn108" style:family="table-column">
      <style:table-column-properties style:column-width="1.1638in"/>
    </style:style>
    <style:style style:name="TableColumn109" style:family="table-column">
      <style:table-column-properties style:column-width="1.1187in"/>
    </style:style>
    <style:style style:name="TableColumn110" style:family="table-column">
      <style:table-column-properties style:column-width="1.052in"/>
    </style:style>
    <style:style style:name="Table105" style:family="table">
      <style:table-properties style:width="5.8986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11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17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18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2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olumn128" style:family="table-column">
      <style:table-column-properties style:column-width="0.9826in"/>
    </style:style>
    <style:style style:name="TableColumn129" style:family="table-column">
      <style:table-column-properties style:column-width="0.9826in"/>
    </style:style>
    <style:style style:name="TableColumn130" style:family="table-column">
      <style:table-column-properties style:column-width="0.9833in"/>
    </style:style>
    <style:style style:name="TableColumn131" style:family="table-column">
      <style:table-column-properties style:column-width="0.9833in"/>
    </style:style>
    <style:style style:name="TableColumn132" style:family="table-column">
      <style:table-column-properties style:column-width="0.9833in"/>
    </style:style>
    <style:style style:name="TableColumn133" style:family="table-column">
      <style:table-column-properties style:column-width="0.9833in"/>
    </style:style>
    <style:style style:name="Table127" style:family="table">
      <style:table-properties style:width="5.8986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14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4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4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15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olumn152" style:family="table-column">
      <style:table-column-properties style:column-width="0.784in"/>
    </style:style>
    <style:style style:name="TableColumn153" style:family="table-column">
      <style:table-column-properties style:column-width="0.6895in"/>
    </style:style>
    <style:style style:name="Table151" style:family="table">
      <style:table-properties style:width="1.4736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157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58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olumn162" style:family="table-column">
      <style:table-column-properties style:column-width="0.6861in"/>
    </style:style>
    <style:style style:name="TableColumn163" style:family="table-column">
      <style:table-column-properties style:column-width="0.7875in"/>
    </style:style>
    <style:style style:name="TableColumn164" style:family="table-column">
      <style:table-column-properties style:column-width="0.6888in"/>
    </style:style>
    <style:style style:name="TableColumn165" style:family="table-column">
      <style:table-column-properties style:column-width="1.575in"/>
    </style:style>
    <style:style style:name="Table161" style:family="table">
      <style:table-properties style:width="3.7375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17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olumn177" style:family="table-column">
      <style:table-column-properties style:column-width="1.2763in"/>
    </style:style>
    <style:style style:name="TableColumn178" style:family="table-column">
      <style:table-column-properties style:column-width="0.8861in"/>
    </style:style>
    <style:style style:name="Table176" style:family="table">
      <style:table-properties style:width="2.1625in" fo:margin-left="0in" table:align="lef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8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olumn187" style:family="table-column">
      <style:table-column-properties style:column-width="1.375in"/>
    </style:style>
    <style:style style:name="TableColumn188" style:family="table-column">
      <style:table-column-properties style:column-width="0.7875in"/>
    </style:style>
    <style:style style:name="TableColumn189" style:family="table-column">
      <style:table-column-properties style:column-width="1.6736in"/>
    </style:style>
    <style:style style:name="Table186" style:family="table">
      <style:table-properties style:width="3.8361in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19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olumn199" style:family="table-column">
      <style:table-column-properties style:column-width="0.784in"/>
    </style:style>
    <style:style style:name="Table198" style:family="table">
      <style:table-properties style:width="0.784in" fo:margin-left="0in" table:align="lef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20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0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0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olumn207" style:family="table-column">
      <style:table-column-properties style:column-width="1.8673in"/>
    </style:style>
    <style:style style:name="TableColumn208" style:family="table-column">
      <style:table-column-properties style:column-width="1.2791in"/>
    </style:style>
    <style:style style:name="Table206" style:family="table">
      <style:table-properties style:width="3.1465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21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olumn216" style:family="table-column">
      <style:table-column-properties style:column-width="1.0798in"/>
    </style:style>
    <style:style style:name="TableColumn217" style:family="table-column">
      <style:table-column-properties style:column-width="1.7715in"/>
    </style:style>
    <style:style style:name="Table215" style:family="table">
      <style:table-properties style:width="2.8513in" fo:margin-left="0in" table:align="lef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22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22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2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olumn227" style:family="table-column">
      <style:table-column-properties style:column-width="1.7687in"/>
    </style:style>
    <style:style style:name="TableColumn228" style:family="table-column">
      <style:table-column-properties style:column-width="1.2798in"/>
    </style:style>
    <style:style style:name="Table226" style:family="table">
      <style:table-properties style:width="3.0486in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23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23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3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olumn238" style:family="table-column">
      <style:table-column-properties style:column-width="1.375in"/>
    </style:style>
    <style:style style:name="TableColumn239" style:family="table-column">
      <style:table-column-properties style:column-width="1.2798in"/>
    </style:style>
    <style:style style:name="Table237" style:family="table">
      <style:table-properties style:width="2.6548in" fo:margin-left="0in" table:align="lef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24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24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47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olumn249" style:family="table-column">
      <style:table-column-properties style:column-width="1.6701in"/>
    </style:style>
    <style:style style:name="TableColumn250" style:family="table-column">
      <style:table-column-properties style:column-width="1.4763in"/>
    </style:style>
    <style:style style:name="Table248" style:family="table">
      <style:table-properties style:width="3.1465in" fo:margin-left="0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257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58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ableColumn260" style:family="table-column">
      <style:table-column-properties style:column-width="1.4736in"/>
    </style:style>
    <style:style style:name="TableColumn261" style:family="table-column">
      <style:table-column-properties style:column-width="1.0826in"/>
    </style:style>
    <style:style style:name="Table259" style:family="table">
      <style:table-properties style:width="2.5562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family="graphic" style:name="a8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0694in" svg:stroke-color="#000000" draw:marker-end="a8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0694in" svg:stroke-color="#000000" draw:marker-end="a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0694in" svg:stroke-color="#000000" draw:marker-end="a5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0694in" svg:stroke-color="#000000" draw:marker-end="a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00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000000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0694in" svg:stroke-color="#000000" draw:marker-end="a5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none" draw:stroke="solid" svg:stroke-width="0.00694in" svg:stroke-color="#000000" draw:marker-end="a6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0694in" svg:stroke-color="#000000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0694in" svg:stroke-color="#00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000000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0694in" svg:stroke-color="#000000" draw:marker-end="a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8">
      <style:graphic-properties style:wrap="run-through" style:run-through="foreground" draw:fill="none" draw:stroke="solid" svg:stroke-width="0.00694in" svg:stroke-color="#000000" draw:marker-end="a7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0694in" svg:stroke-color="#000000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0694in" svg:stroke-color="#000000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00000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00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0694in" svg:stroke-color="#000000" draw:marker-end="a8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onnector draw:type="line" svg:x1="6.21458in" svg:y1="0.42222in" svg:x2="6.26389in" svg:y2="5.48472in" draw:z-index="251664384" draw:id="id0" draw:style-name="a0" draw:name="Conexão reta 11" text:anchor-type="paragraph"><svg:title/><svg:desc/></draw:connector><draw:connector draw:type="line" svg:x1="1.44375in" svg:y1="-0.12569in" svg:x2="1.45139in" svg:y2="0.22362in" draw:z-index="251707392" draw:id="id1" draw:style-name="a2" draw:name="Conexão reta unidirecional 52" text:anchor-type="paragraph"><svg:title/><svg:desc/></draw:connector><draw:connector draw:type="line" svg:x1="-0.62292in" svg:y1="-0.15069in" svg:x2="1.42639in" svg:y2="-0.13541in" draw:z-index="251706368" draw:id="id2" draw:style-name="a3" draw:name="Conexão reta 51" text:anchor-type="paragraph"><svg:title/><svg:desc/></draw:connector><draw:connector draw:type="line" svg:x1="-0.63958in" svg:y1="6.25695in" svg:x2="-0.63194in" svg:y2="-0.15069in" draw:z-index="251705344" draw:id="id3" draw:style-name="a4" draw:name="Conexão reta 50" text:anchor-type="paragraph"><svg:title/><svg:desc/></draw:connector>Adega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e</text:p>
          </table:table-cell>
          <table:table-cell table:style-name="TableCell11">
            <text:p text:style-name="P12"><text:span text:style-name="T13"><draw:connector draw:type="line" svg:x1="0.34861in" svg:y1="0.53403in" svg:x2="0.39653in" svg:y2="0.16736in" draw:z-index="251742208" draw:id="id4" draw:style-name="a6" draw:name="Conexão reta unidirecional 6" text:anchor-type="paragraph"><svg:title/><svg:desc/></draw:connector></text:span><text:span text:style-name="T14"><draw:connector draw:type="line" svg:x1="0.96111in" svg:y1="0.31736in" svg:x2="0.96875in" svg:y2="0.16736in" draw:z-index="251744256" draw:id="id5" draw:style-name="a8" draw:name="Conexão reta unidirecional 43" text:anchor-type="paragraph"><svg:title/><svg:desc/></draw:connector></text:span><text:span text:style-name="T15"><draw:connector draw:type="line" svg:x1="0.71111in" svg:y1="0.41667in" svg:x2="0.71111in" svg:y2="0.15903in" draw:z-index="251743232" draw:id="id6" draw:style-name="a10" draw:name="Conexão reta unidirecional 38" text:anchor-type="paragraph"><svg:title/><svg:desc/></draw:connector></text:span><text:span text:style-name="T16">Endereço</text:span></text:p>
          </table:table-cell>
          <table:table-cell table:style-name="TableCell17">
            <text:p text:style-name="P18">CapacidadeMax(L)</text:p>
          </table:table-cell>
          <table:table-cell table:style-name="TableCell19">
            <text:p text:style-name="P20">numCubas</text:p>
          </table:table-cell>
          <table:table-cell table:style-name="TableCell21">
            <text:p text:style-name="P22">NIF</text:p>
          </table:table-cell>
        </table:table-row>
      </table:table>
      <text:p text:style-name="Normal"><draw:connector draw:type="line" svg:x1="6.08125in" svg:y1="2.43264in" svg:x2="6.13056in" svg:y2="0.25555in" draw:z-index="251696128" draw:id="id7" draw:style-name="a11" draw:name="Conexão reta 41" text:anchor-type="paragraph"><svg:title/><svg:desc/></draw:connector><draw:connector draw:type="line" svg:x1="6.01875in" svg:y1="2.19306in" svg:x2="6.06806in" svg:y2="0.33889in" draw:z-index="251691008" draw:id="id8" draw:style-name="a12" draw:name="Conexão reta 36" text:anchor-type="paragraph"><svg:title/><svg:desc/></draw:connector><draw:connector draw:type="line" svg:x1="6.05764in" svg:y1="0.34722in" svg:x2="1.86042in" svg:y2="0.39653in" draw:z-index="251692032" draw:id="id9" draw:style-name="a13" draw:name="Conexão reta 37" text:anchor-type="paragraph"><svg:title/><svg:desc/></draw:connector><draw:connector draw:type="line" svg:x1="-0.21458in" svg:y1="0.53125in" svg:x2="0.0007in" svg:y2="0.53889in" draw:z-index="251710464" draw:id="id10" draw:style-name="a15" draw:name="Conexão reta unidirecional 55" text:anchor-type="paragraph"><svg:title/><svg:desc/></draw:connector><draw:connector draw:type="line" svg:x1="-0.21458in" svg:y1="0.98125in" svg:x2="-0.21458in" svg:y2="0.53125in" draw:z-index="251709440" draw:id="id11" draw:style-name="a16" draw:name="Conexão reta 54" text:anchor-type="paragraph"><svg:title/><svg:desc/></draw:connector><draw:connector draw:type="line" svg:x1="6.14375in" svg:y1="0.25556in" svg:x2="2.15208in" svg:y2="0.23125in" draw:z-index="251697152" draw:id="id12" draw:style-name="a17" draw:name="Conexão reta 42" text:anchor-type="paragraph"><svg:title/><svg:desc/></draw:connector>Cuba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<draw:connector draw:type="line" svg:x1="0.88056in" svg:y1="0.34236in" svg:x2="0.83125in" svg:y2="0.17569in" draw:z-index="251663360" draw:id="id13" draw:style-name="a19" draw:name="Conexão reta unidirecional 10" text:anchor-type="paragraph"><svg:title/><svg:desc/></draw:connector></text:span><text:span text:style-name="T31">ID</text:span></text:p>
          </table:table-cell>
          <table:table-cell table:style-name="TableCell32">
            <text:p text:style-name="P33">Endereço</text:p>
          </table:table-cell>
          <table:table-cell table:style-name="TableCell34">
            <text:p text:style-name="P35">CapacidadeMax(L)</text:p>
          </table:table-cell>
        </table:table-row>
      </table:table>
      <text:p text:style-name="Normal"><draw:connector draw:type="line" svg:x1="3.92014in" svg:y1="0.20764in" svg:x2="0.90208in" svg:y2="0.14514in" draw:z-index="251662336" draw:id="id14" draw:style-name="a20" draw:name="Conexão reta 9" text:anchor-type="paragraph"><svg:title/><svg:desc/></draw:connector><draw:connector draw:type="line" svg:x1="3.86597in" svg:y1="0.83958in" svg:x2="3.91528in" svg:y2="0.19375in" draw:z-index="251661312" draw:id="id15" draw:style-name="a21" draw:name="Conexão reta 8" text:anchor-type="paragraph"><svg:title/><svg:desc/></draw:connector><draw:connector draw:type="line" svg:x1="-0.01458in" svg:y1="0.36319in" svg:x2="-0.20625in" svg:y2="0.36319in" draw:z-index="251708416" draw:id="id16" draw:style-name="a22" draw:name="Conexão reta 53" text:anchor-type="paragraph"><svg:title/><svg:desc/></draw:connector>TipoCuba<text:s/>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ID<text:s/></text:span></text:p>
          </table:table-cell>
          <table:table-cell table:style-name="TableCell43">
            <text:p text:style-name="P44">TipoCuba</text:p>
          </table:table-cell>
        </table:table-row>
      </table:table>
      <text:p text:style-name="Normal"><draw:connector draw:type="line" svg:x1="-0.42292in" svg:y1="0.44375in" svg:x2="-0.01528in" svg:y2="0.43611in" draw:z-index="251713536" draw:id="id17" draw:style-name="a24" draw:name="Conexão reta unidirecional 58" text:anchor-type="paragraph"><svg:title/><svg:desc/></draw:connector><draw:connector draw:type="line" svg:x1="-0.46458in" svg:y1="6.03542in" svg:x2="-0.4243in" svg:y2="0.42778in" draw:z-index="251712512" draw:id="id18" draw:style-name="a25" draw:name="Conexão reta 57" text:anchor-type="paragraph"><svg:title/><svg:desc/></draw:connector>Vinho</text:p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ID</text:p>
          </table:table-cell>
          <table:table-cell table:style-name="TableCell55">
            <text:p text:style-name="P56">AnoProducao</text:p>
          </table:table-cell>
          <table:table-cell table:style-name="TableCell57">
            <text:p text:style-name="P58">Nome</text:p>
          </table:table-cell>
          <table:table-cell table:style-name="TableCell59">
            <text:p text:style-name="P60">DOC</text:p>
          </table:table-cell>
          <table:table-cell table:style-name="TableCell61">
            <text:p text:style-name="P62"><text:span text:style-name="T63">ID</text:span></text:p>
          </table:table-cell>
          <table:table-cell table:style-name="TableCell64">
            <text:p text:style-name="P65">Nome</text:p>
          </table:table-cell>
        </table:table-row>
      </table:table>
      <text:p text:style-name="Normal"><draw:connector draw:type="line" svg:x1="-0.96458in" svg:y1="0.44236in" svg:x2="-0.0243in" svg:y2="0.44236in" draw:z-index="251740160" draw:id="id19" draw:style-name="a27" draw:name="Conexão reta unidirecional 84" text:anchor-type="paragraph"><svg:title/><svg:desc/></draw:connector><draw:connector draw:type="line" svg:x1="-1.00625in" svg:y1="7.06667in" svg:x2="-0.97361in" svg:y2="0.43403in" draw:z-index="251739136" draw:id="id20" draw:style-name="a28" draw:name="Conexão reta 83" text:anchor-type="paragraph"><svg:title/><svg:desc/></draw:connector>Terreno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Localizacao</text:p>
          </table:table-cell>
          <table:table-cell table:style-name="TableCell75">
            <text:p text:style-name="P76">Idade</text:p>
          </table:table-cell>
          <table:table-cell table:style-name="TableCell77">
            <text:p text:style-name="P78">Casta</text:p>
          </table:table-cell>
          <table:table-cell table:style-name="TableCell79">
            <text:p text:style-name="P80">Hectares</text:p>
          </table:table-cell>
          <table:table-cell table:style-name="TableCell81">
            <text:p text:style-name="P82"><draw:connector draw:type="line" svg:x1="1.39722in" svg:y1="0.05903in" svg:x2="1.56389in" svg:y2="0.05903in" draw:z-index="251689984" draw:id="id21" draw:style-name="a29" draw:name="Conexão reta 35" text:anchor-type="paragraph"><svg:title/><svg:desc/></draw:connector>Endereço</text:p>
          </table:table-cell>
        </table:table-row>
      </table:table>
      <text:p text:style-name="Normal"><draw:connector draw:type="line" svg:x1="4.76875in" svg:y1="0.17361in" svg:x2="6.15139in" svg:y2="0.18125in" draw:z-index="251695104" draw:id="id22" draw:style-name="a30" draw:name="Conexão reta 40" text:anchor-type="paragraph"><svg:title/><svg:desc/></draw:connector><draw:connector draw:type="line" svg:x1="4.76875in" svg:y1="0.30556in" svg:x2="4.76875in" svg:y2="0.16528in" draw:z-index="251694080" draw:id="id23" draw:style-name="a31" draw:name="Conexão reta 39" text:anchor-type="paragraph"><svg:title/><svg:desc/></draw:connector>Armazem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#GarrafasCaixa</text:p>
          </table:table-cell>
          <table:table-cell table:style-name="TableCell93">
            <text:p text:style-name="P94"><text:span text:style-name="T95"><draw:connector draw:type="line" svg:x1="0.52292in" svg:y1="0.35625in" svg:x2="0.52292in" svg:y2="0.17361in" draw:z-index="251717632" draw:id="id24" draw:style-name="a33" draw:name="Conexão reta unidirecional 62" text:anchor-type="paragraph"><svg:title/><svg:desc/></draw:connector></text:span><text:span text:style-name="T96">Localizacao</text:span></text:p>
          </table:table-cell>
          <table:table-cell table:style-name="TableCell97">
            <text:p text:style-name="P98">Nome</text:p>
          </table:table-cell>
          <table:table-cell table:style-name="TableCell99">
            <text:p text:style-name="P100">Estante</text:p>
          </table:table-cell>
          <table:table-cell table:style-name="TableCell101">
            <text:p text:style-name="P102">Endereco</text:p>
          </table:table-cell>
          <table:table-cell table:style-name="TableCell103">
            <text:p text:style-name="P104">numCaixas</text:p>
          </table:table-cell>
        </table:table-row>
      </table:table>
      <text:p text:style-name="Normal"><draw:connector draw:type="line" svg:x1="1.39375in" svg:y1="0.17084in" svg:x2="1.39375in" svg:y2="-0.00347in" draw:z-index="251721728" draw:id="id25" draw:style-name="a35" draw:name="Conexão reta unidirecional 66" text:anchor-type="paragraph"><svg:title/><svg:desc/></draw:connector><draw:connector draw:type="line" svg:x1="-0.78958in" svg:y1="0.16319in" svg:x2="1.38473in" svg:y2="0.16319in" draw:z-index="251720704" draw:id="id26" draw:style-name="a36" draw:name="Conexão reta 65" text:anchor-type="paragraph"><svg:title/><svg:desc/></draw:connector><draw:connector draw:type="line" svg:x1="-0.82292in" svg:y1="5.00486in" svg:x2="-0.80625in" svg:y2="0.16319in" draw:z-index="251719680" draw:id="id27" draw:style-name="a37" draw:name="Conexão reta 64" text:anchor-type="paragraph"><svg:title/><svg:desc/></draw:connector><draw:connector draw:type="line" svg:x1="6.63542in" svg:y1="0.14653in" svg:x2="1.73542in" svg:y2="0.15417in" draw:z-index="251716608" draw:id="id28" draw:style-name="a38" draw:name="Conexão reta 61" text:anchor-type="paragraph"><svg:title/><svg:desc/></draw:connector><draw:connector draw:type="line" svg:x1="6.73542in" svg:y1="4.42153in" svg:x2="6.63542in" svg:y2="0.14653in" draw:z-index="251715584" draw:id="id29" draw:style-name="a39" draw:name="Conexão reta 60" text:anchor-type="paragraph"><svg:title/><svg:desc/></draw:connector>Venda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Quantidade</text:p>
          </table:table-cell>
          <table:table-cell table:style-name="TableCell114">
            <text:p text:style-name="P115"><text:span text:style-name="T116"><draw:connector draw:type="line" svg:x1="0.17153in" svg:y1="0.35486in" svg:x2="0.17153in" svg:y2="0.17986in" draw:z-index="251729920" draw:id="id30" draw:style-name="a41" draw:name="Conexão reta unidirecional 74" text:anchor-type="paragraph"><svg:title/><svg:desc/></draw:connector></text:span><text:span text:style-name="T117"><draw:connector draw:type="line" svg:x1="0.48819in" svg:y1="0.31319in" svg:x2="0.48819in" svg:y2="0.16319in" draw:z-index="251725824" draw:id="id31" draw:style-name="a43" draw:name="Conexão reta unidirecional 70" text:anchor-type="paragraph"><svg:title/><svg:desc/></draw:connector></text:span><text:span text:style-name="T118">ID_Produto</text:span></text:p>
          </table:table-cell>
          <table:table-cell table:style-name="TableCell119">
            <text:p text:style-name="P120">preco</text:p>
          </table:table-cell>
          <table:table-cell table:style-name="TableCell121">
            <text:p text:style-name="P122">IVA</text:p>
          </table:table-cell>
          <table:table-cell table:style-name="TableCell123">
            <text:p text:style-name="P124"><text:span text:style-name="T125"><draw:connector draw:type="line" svg:x1="0.27708in" svg:y1="0.18819in" svg:x2="0.28472in" svg:y2="0.40486in" draw:z-index="251699200" draw:id="id32" draw:style-name="a44" draw:name="Conexão reta 44" text:anchor-type="paragraph"><svg:title/><svg:desc/></draw:connector></text:span><text:span text:style-name="T126">NIF</text:span></text:p>
          </table:table-cell>
        </table:table-row>
      </table:table>
      <text:p text:style-name="Normal"><draw:connector draw:type="line" svg:x1="-0.32292in" svg:y1="0.16042in" svg:x2="1.53472in" svg:y2="0.15278in" draw:z-index="251728896" draw:id="id33" draw:style-name="a45" draw:name="Conexão reta 73" text:anchor-type="paragraph"><svg:title/><svg:desc/></draw:connector><draw:connector draw:type="line" svg:x1="-0.33125in" svg:y1="5.01042in" svg:x2="-0.32361in" svg:y2="0.17778in" draw:z-index="251727872" draw:id="id34" draw:style-name="a46" draw:name="Conexão reta 72" text:anchor-type="paragraph"><svg:title/><svg:desc/></draw:connector><draw:connector draw:type="line" svg:x1="6.05972in" svg:y1="0.11111in" svg:x2="1.85208in" svg:y2="0.11875in" draw:z-index="251724800" draw:id="id35" draw:style-name="a47" draw:name="Conexão reta 69" text:anchor-type="paragraph"><svg:title/><svg:desc/></draw:connector><draw:connector draw:type="line" svg:x1="6.11806in" svg:y1="4.53611in" svg:x2="6.06042in" svg:y2="0.11944in" draw:z-index="251723776" draw:id="id36" draw:style-name="a48" draw:name="Conexão reta 68" text:anchor-type="paragraph"><svg:title/><svg:desc/></draw:connector><draw:connector draw:type="line" svg:x1="-0.18958in" svg:y1="0.22778in" svg:x2="-0.18194in" svg:y2="0.91806in" draw:z-index="251701248" draw:id="id37" draw:style-name="a49" draw:name="Conexão reta 46" text:anchor-type="paragraph"><svg:title/><svg:desc/></draw:connector><draw:connector draw:type="line" svg:x1="5.20972in" svg:y1="0.21944in" svg:x2="-0.19792in" svg:y2="0.22708in" draw:z-index="251700224" draw:id="id38" draw:style-name="a50" draw:name="Conexão reta 45" text:anchor-type="paragraph"><svg:title/><svg:desc/></draw:connector>Pessoa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Morada</text:p>
          </table:table-cell>
          <table:table-cell table:style-name="TableCell137">
            <text:p text:style-name="P138">Nome</text:p>
          </table:table-cell>
          <table:table-cell table:style-name="TableCell139">
            <text:p text:style-name="P140"><text:span text:style-name="T141"><draw:connector draw:type="line" svg:x1="0.79167in" svg:y1="0.34931in" svg:x2="0.775in" svg:y2="0.18403in" draw:z-index="251683840" draw:id="id39" draw:style-name="a52" draw:name="Conexão reta unidirecional 30" text:anchor-type="paragraph"><svg:title/><svg:desc/></draw:connector></text:span><text:span text:style-name="T142"><draw:connector draw:type="line" svg:x1="0.32431in" svg:y1="0.64167in" svg:x2="0.31667in" svg:y2="0.18403in" draw:z-index="251674624" draw:id="id40" draw:style-name="a54" draw:name="Conexão reta unidirecional 21" text:anchor-type="paragraph"><svg:title/><svg:desc/></draw:connector></text:span><text:span text:style-name="T143">NIF</text:span></text:p>
          </table:table-cell>
          <table:table-cell table:style-name="TableCell144">
            <text:p text:style-name="P145">dataNasc</text:p>
          </table:table-cell>
          <table:table-cell table:style-name="TableCell146">
            <text:p text:style-name="P147">Genero</text:p>
          </table:table-cell>
          <table:table-cell table:style-name="TableCell148">
            <text:p text:style-name="P149">telemovel</text:p>
          </table:table-cell>
        </table:table-row>
      </table:table>
      <text:p text:style-name="Normal"><draw:connector draw:type="line" svg:x1="-0.18958in" svg:y1="0.42569in" svg:x2="0.0257in" svg:y2="0.42569in" draw:z-index="251702272" draw:id="id41" draw:style-name="a56" draw:name="Conexão reta unidirecional 47" text:anchor-type="paragraph"><svg:title/><svg:desc/></draw:connector><draw:connector draw:type="line" svg:x1="4.53542in" svg:y1="0.17431in" svg:x2="2.81875in" svg:y2="0.15764in" draw:z-index="251682816" draw:id="id42" draw:style-name="a57" draw:name="Conexão reta 29" text:anchor-type="paragraph"><svg:title/><svg:desc/></draw:connector><draw:connector draw:type="line" svg:x1="4.6007in" svg:y1="2.43195in" svg:x2="4.53542in" svg:y2="0.17431in" draw:z-index="251681792" draw:id="id43" draw:style-name="a58" draw:name="Conexão reta 28" text:anchor-type="paragraph"><svg:title/><svg:desc/></draw:connector><draw:connector draw:type="line" svg:x1="2.66875in" svg:y1="0.28195in" svg:x2="2.66875in" svg:y2="-0.00069in" draw:z-index="251679744" draw:id="id44" draw:style-name="a60" draw:name="Conexão reta unidirecional 26" text:anchor-type="paragraph"><svg:title/><svg:desc/></draw:connector><draw:connector draw:type="line" svg:x1="4.28542in" svg:y1="0.29028in" svg:x2="2.66875in" svg:y2="0.28264in" draw:z-index="251678720" draw:id="id45" draw:style-name="a61" draw:name="Conexão reta 25" text:anchor-type="paragraph"><svg:title/><svg:desc/></draw:connector><draw:connector draw:type="line" svg:x1="4.35139in" svg:y1="1.66459in" svg:x2="4.29375in" svg:y2="0.29931in" draw:z-index="251677696" draw:id="id46" draw:style-name="a62" draw:name="Conexão reta 24" text:anchor-type="paragraph"><svg:title/><svg:desc/></draw:connector><draw:connector draw:type="line" svg:x1="4.03542in" svg:y1="0.45695in" svg:x2="2.36875in" svg:y2="0.44931in" draw:z-index="251673600" draw:id="id47" draw:style-name="a63" draw:name="Conexão reta 20" text:anchor-type="paragraph"><svg:title/><svg:desc/></draw:connector><draw:connector draw:type="line" svg:x1="4.03472in" svg:y1="1.19097in" svg:x2="4.02708in" svg:y2="0.46597in" draw:z-index="251672576" draw:id="id48" draw:style-name="a64" draw:name="Conexão reta 19" text:anchor-type="paragraph"><svg:title/><svg:desc/></draw:connector><draw:connector draw:type="line" svg:x1="2.14375in" svg:y1="0.82362in" svg:x2="2.14375in" svg:y2="-0.00069in" draw:z-index="251669504" draw:id="id49" draw:style-name="a66" draw:name="Conexão reta unidirecional 16" text:anchor-type="paragraph"><svg:title/><svg:desc/></draw:connector><draw:connector draw:type="line" svg:x1="0.56875in" svg:y1="0.19028in" svg:x2="2.04375in" svg:y2="0.18264in" draw:z-index="251667456" draw:id="id50" draw:style-name="a67" draw:name="Conexão reta 14" text:anchor-type="paragraph"><svg:title/><svg:desc/></draw:connector><text:span text:style-name="T150"><draw:connector draw:type="line" svg:x1="2.04306in" svg:y1="0.18959in" svg:x2="2.03542in" svg:y2="-0.00069in" draw:z-index="251668480" draw:id="id51" draw:style-name="a69" draw:name="Conexão reta unidirecional 15" text:anchor-type="paragraph"><svg:title/><svg:desc/></draw:connector></text:span><draw:connector draw:type="line" svg:x1="0.56875in" svg:y1="0.31528in" svg:x2="0.56875in" svg:y2="0.18264in" draw:z-index="251666432" draw:id="id52" draw:style-name="a70" draw:name="Conexão reta 13" text:anchor-type="paragraph"><svg:title/><svg:desc/></draw:connector>Cliente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<text:span text:style-name="T157"><draw:connector draw:type="line" svg:x1="0.64028in" svg:y1="0.43333in" svg:x2="0.62361in" svg:y2="0.17569in" draw:z-index="251734016" draw:id="id53" draw:style-name="a72" draw:name="Conexão reta unidirecional 78" text:anchor-type="paragraph"><svg:title/><svg:desc/></draw:connector></text:span><text:span text:style-name="T158">NIF</text:span></text:p>
          </table:table-cell>
          <table:table-cell table:style-name="TableCell159">
            <text:p text:style-name="P160">ID</text:p>
          </table:table-cell>
        </table:table-row>
      </table:table>
      <text:p text:style-name="Normal"><draw:connector draw:type="line" svg:x1="4.96042in" svg:y1="0.26458in" svg:x2="0.73542in" svg:y2="0.23194in" draw:z-index="251732992" draw:id="id54" draw:style-name="a73" draw:name="Conexão reta 77" text:anchor-type="paragraph"><svg:title/><svg:desc/></draw:connector><draw:connector draw:type="line" svg:x1="5.05139in" svg:y1="3.97361in" svg:x2="4.96875in" svg:y2="0.25694in" draw:z-index="251731968" draw:id="id55" draw:style-name="a74" draw:name="Conexão reta 76" text:anchor-type="paragraph"><svg:title/><svg:desc/></draw:connector>Funcionario</text:p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IBAN</text:p>
          </table:table-cell>
          <table:table-cell table:style-name="TableCell169">
            <text:p text:style-name="P170">numSS</text:p>
          </table:table-cell>
          <table:table-cell table:style-name="TableCell171">
            <text:p text:style-name="P172"><text:span text:style-name="T173">NIF</text:span></text:p>
          </table:table-cell>
          <table:table-cell table:style-name="TableCell174">
            <text:p text:style-name="P175">dataInicioAtividade</text:p>
          </table:table-cell>
        </table:table-row>
      </table:table>
      <text:p text:style-name="Normal"><draw:connector draw:type="line" svg:x1="1.91042in" svg:y1="0.18681in" svg:x2="4.0257in" svg:y2="0.17014in" draw:z-index="251671552" draw:id="id56" draw:style-name="a75" draw:name="Conexão reta 18" text:anchor-type="paragraph"><svg:title/><svg:desc/></draw:connector><draw:connector draw:type="line" svg:x1="1.91806in" svg:y1="0.31181in" svg:x2="1.91042in" svg:y2="0.18681in" draw:z-index="251670528" draw:id="id57" draw:style-name="a76" draw:name="Conexão reta 17" text:anchor-type="paragraph"><svg:title/><svg:desc/></draw:connector>Gerente</text:p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numFuncionario</text:p>
          </table:table-cell>
          <table:table-cell table:style-name="TableCell182">
            <text:p text:style-name="P183"><text:span text:style-name="T184"><draw:connector draw:type="line" svg:x1="4.89653in" svg:y1="0.04444in" svg:x2="0.81389in" svg:y2="0.07708in" draw:z-index="251665408" draw:id="id58" draw:style-name="a78" draw:name="Conexão reta unidirecional 12" text:anchor-type="paragraph"><svg:title/><svg:desc/></draw:connector></text:span><text:span text:style-name="T185">NIF</text:span></text:p>
          </table:table-cell>
        </table:table-row>
      </table:table>
      <text:p text:style-name="Normal"><draw:connector draw:type="line" svg:x1="1.85208in" svg:y1="0.12639in" svg:x2="4.33472in" svg:y2="0.12639in" draw:z-index="251676672" draw:id="id59" draw:style-name="a79" draw:name="Conexão reta 23" text:anchor-type="paragraph"><svg:title/><svg:desc/></draw:connector><draw:connector draw:type="line" svg:x1="1.85208in" svg:y1="0.31736in" svg:x2="1.85208in" svg:y2="0.13472in" draw:z-index="251675648" draw:id="id60" draw:style-name="a80" draw:name="Conexão reta 22" text:anchor-type="paragraph"><svg:title/><svg:desc/></draw:connector>Operador de Adega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numFuncionario</text:p>
          </table:table-cell>
          <table:table-cell table:style-name="TableCell193">
            <text:p text:style-name="P194"><text:span text:style-name="T195">NIF</text:span></text:p>
          </table:table-cell>
          <table:table-cell table:style-name="TableCell196">
            <text:p text:style-name="P197"><draw:connector draw:type="line" svg:x1="0.45278in" svg:y1="0.18611in" svg:x2="0.45278in" svg:y2="0.42778in" draw:z-index="251703296" draw:id="id61" draw:style-name="a81" draw:name="Conexão reta 48" text:anchor-type="paragraph"><svg:title/><svg:desc/></draw:connector>Endereço</text:p>
          </table:table-cell>
        </table:table-row>
      </table:table>
      <text:p text:style-name="Normal"><draw:connector draw:type="line" svg:x1="3.88472in" svg:y1="2.98403in" svg:x2="3.85208in" svg:y2="0.49236in" draw:z-index="251736064" draw:id="id62" draw:style-name="a82" draw:name="Conexão reta 80" text:anchor-type="paragraph"><svg:title/><svg:desc/></draw:connector><draw:connector draw:type="line" svg:x1="2.70139in" svg:y1="0.24167in" svg:x2="-0.64792in" svg:y2="0.23403in" draw:z-index="251704320" draw:id="id63" draw:style-name="a83" draw:name="Conexão reta 49" text:anchor-type="paragraph"><svg:title/><svg:desc/></draw:connector><draw:connector draw:type="line" svg:x1="-0.25625in" svg:y1="0.42431in" svg:x2="0.01042in" svg:y2="0.42431in" draw:z-index="251686912" draw:id="id64" draw:style-name="a85" draw:name="Conexão reta unidirecional 34" text:anchor-type="paragraph"><svg:title/><svg:desc/></draw:connector><draw:connector draw:type="line" svg:x1="-0.25694in" svg:y1="0.93264in" svg:x2="-0.26458in" svg:y2="0.41597in" draw:z-index="251685888" draw:id="id65" draw:style-name="a86" draw:name="Conexão reta 33" text:anchor-type="paragraph"><svg:title/><svg:desc/></draw:connector>Operador Agricola</text:p>
      <table:table table:style-name="Table198">
        <table:table-columns>
          <table:table-column table:style-name="TableColumn199"/>
        </table:table-columns>
        <table:table-row table:style-name="TableRow200">
          <table:table-cell table:style-name="TableCell201">
            <text:p text:style-name="P202"><text:span text:style-name="T203"><draw:connector draw:type="line" svg:x1="3.78194in" svg:y1="0.18403in" svg:x2="0.70694in" svg:y2="0.15903in" draw:z-index="251737088" draw:id="id66" draw:style-name="a88" draw:name="Conexão reta unidirecional 81" text:anchor-type="paragraph"><svg:title/><svg:desc/></draw:connector></text:span><text:span text:style-name="T204"><draw:connector draw:type="line" svg:x1="0.69861in" svg:y1="0.09861in" svg:x2="4.51528in" svg:y2="0.08194in" draw:z-index="251680768" draw:id="id67" draw:style-name="a89" draw:name="Conexão reta 27" text:anchor-type="paragraph"><svg:title/><svg:desc/></draw:connector></text:span><text:span text:style-name="T205">NIF</text:span></text:p>
          </table:table-cell>
        </table:table-row>
      </table:table>
      <text:p text:style-name="Normal"><draw:connector draw:type="line" svg:x1="0.00139in" svg:y1="0.41389in" svg:x2="-0.25625in" svg:y2="0.41389in" draw:z-index="251684864" draw:id="id68" draw:style-name="a90" draw:name="Conexão reta 32" text:anchor-type="paragraph"><svg:title/><svg:desc/></draw:connector>Tipo de trabalho</text:p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NIF</text:span></text:p>
          </table:table-cell>
          <table:table-cell table:style-name="TableCell213">
            <text:p text:style-name="P214">tpTrabalho</text:p>
          </table:table-cell>
        </table:table-row>
      </table:table>
      <text:p text:style-name="Normal"><draw:connector draw:type="line" svg:x1="0.0007in" svg:y1="0.42917in" svg:x2="-0.46458in" svg:y2="0.42153in" draw:z-index="251711488" draw:id="id69" draw:style-name="a91" draw:name="Conexão reta 56" text:anchor-type="paragraph"><svg:title/><svg:desc/></draw:connector>Armazenado</text:p>
      <table:table table:style-name="Table215">
        <table:table-columns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<text:span text:style-name="T221">ID</text:span></text:p>
          </table:table-cell>
          <table:table-cell table:style-name="TableCell222">
            <text:p text:style-name="P223"><text:span text:style-name="T224"><draw:connector draw:type="line" svg:x1="1.69375in" svg:y1="0.02986in" svg:x2="5.56875in" svg:y2="0.01319in" draw:z-index="251714560" draw:id="id70" draw:style-name="a92" draw:name="Conexão reta 59" text:anchor-type="paragraph"><svg:title/><svg:desc/></draw:connector></text:span><text:span text:style-name="T225">Localizacao</text:span></text:p>
          </table:table-cell>
        </table:table-row>
      </table:table>
      <text:p text:style-name="Normal"><draw:connector draw:type="line" svg:x1="-0.00694in" svg:y1="0.39444in" svg:x2="-0.81458in" svg:y2="0.39444in" draw:z-index="251718656" draw:id="id71" draw:style-name="a93" draw:name="Conexão reta 63" text:anchor-type="paragraph"><svg:title/><svg:desc/></draw:connector>Tem produtos</text:p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<text:span text:style-name="T232">Localizacao</text:span></text:p>
          </table:table-cell>
          <table:table-cell table:style-name="TableCell233">
            <text:p text:style-name="P234"><text:span text:style-name="T235"><draw:connector draw:type="line" svg:x1="1.20486in" svg:y1="0.10278in" svg:x2="4.27986in" svg:y2="0.12778in" draw:z-index="251722752" draw:id="id72" draw:style-name="a94" draw:name="Conexão reta 67" text:anchor-type="paragraph"><svg:title/><svg:desc/></draw:connector></text:span><text:span text:style-name="T236">ID_Produto</text:span></text:p>
          </table:table-cell>
        </table:table-row>
      </table:table>
      <text:p text:style-name="Normal"><draw:connector draw:type="line" svg:x1="0.00139in" svg:y1="0.40903in" svg:x2="-0.33125in" svg:y2="0.40903in" draw:z-index="251726848" draw:id="id73" draw:style-name="a95" draw:name="Conexão reta 71" text:anchor-type="paragraph"><svg:title/><svg:desc/></draw:connector>Compra</text:p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<text:span text:style-name="T243">ID_Produto</text:span></text:p>
          </table:table-cell>
          <table:table-cell table:style-name="TableCell244">
            <text:p text:style-name="P245"><text:span text:style-name="T246"><draw:connector draw:type="line" svg:x1="1.20694in" svg:y1="0.09236in" svg:x2="3.58958in" svg:y2="0.09236in" draw:z-index="251730944" draw:id="id74" draw:style-name="a96" draw:name="Conexão reta 75" text:anchor-type="paragraph"><svg:title/><svg:desc/></draw:connector></text:span><text:span text:style-name="T247">NIF</text:span></text:p>
          </table:table-cell>
        </table:table-row>
      </table:table>
      <text:p text:style-name="Normal"><draw:connector draw:type="line" svg:x1="0.00972in" svg:y1="0.41528in" svg:x2="-0.99792in" svg:y2="0.42292in" draw:z-index="251738112" draw:id="id75" draw:style-name="a97" draw:name="Conexão reta 82" text:anchor-type="paragraph"><svg:title/><svg:desc/></draw:connector>Trabalha</text:p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<text:span text:style-name="T254">Localizacao</text:span></text:p>
          </table:table-cell>
          <table:table-cell table:style-name="TableCell255">
            <text:p text:style-name="P256"><text:span text:style-name="T257"><draw:connector draw:type="line" svg:x1="1.39514in" svg:y1="0.11528in" svg:x2="2.12014in" svg:y2="0.11528in" draw:z-index="251735040" draw:id="id76" draw:style-name="a98" draw:name="Conexão reta 79" text:anchor-type="paragraph"><svg:title/><svg:desc/></draw:connector></text:span><text:span text:style-name="T258">NIF</text:span></text:p>
          </table:table-cell>
        </table:table-row>
      </table:table>
      <text:p text:style-name="Normal"/>
      <text:p text:style-name="Normal"/>
      <text:p text:style-name="Normal">Casta</text:p>
      <table:table table:style-name="Table259">
        <table:table-columns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Nome</text:p>
          </table:table-cell>
          <table:table-cell table:style-name="TableCell265">
            <text:p text:style-name="P266">ID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1" svg:viewBox="0 0 20 30" svg:d="m10 0-10 30h20z"/>
    <draw:marker draw:name="a53" svg:viewBox="0 0 20 30" svg:d="m10 0-10 30h20z"/>
    <draw:marker draw:name="a55" svg:viewBox="0 0 20 30" svg:d="m10 0-10 30h20z"/>
    <draw:marker draw:name="a59" svg:viewBox="0 0 20 30" svg:d="m10 0-10 30h20z"/>
    <draw:marker draw:name="a23" svg:viewBox="0 0 20 30" svg:d="m10 0-10 30h20z"/>
    <draw:marker draw:name="a26" svg:viewBox="0 0 20 30" svg:d="m10 0-10 30h20z"/>
    <draw:marker draw:name="a71" svg:viewBox="0 0 20 30" svg:d="m10 0-10 30h20z"/>
    <draw:marker draw:name="a1" svg:viewBox="0 0 20 30" svg:d="m10 0-10 30h20z"/>
    <draw:marker draw:name="a40" svg:viewBox="0 0 20 30" svg:d="m10 0-10 30h20z"/>
    <draw:marker draw:name="a77" svg:viewBox="0 0 20 30" svg:d="m10 0-10 30h20z"/>
    <draw:marker draw:name="a5" svg:viewBox="0 0 20 30" svg:d="m10 0-10 30h20z"/>
    <draw:marker draw:name="a42" svg:viewBox="0 0 20 30" svg:d="m10 0-10 30h20z"/>
    <draw:marker draw:name="a7" svg:viewBox="0 0 20 30" svg:d="m10 0-10 30h20z"/>
    <draw:marker draw:name="a9" svg:viewBox="0 0 20 30" svg:d="m10 0-10 30h20z"/>
    <draw:marker draw:name="a14" svg:viewBox="0 0 20 30" svg:d="m10 0-10 30h20z"/>
    <draw:marker draw:name="a18" svg:viewBox="0 0 20 30" svg:d="m10 0-10 30h20z"/>
    <draw:marker draw:name="a65" svg:viewBox="0 0 20 30" svg:d="m10 0-10 30h20z"/>
    <draw:marker draw:name="a68" svg:viewBox="0 0 20 30" svg:d="m10 0-10 30h20z"/>
    <draw:marker draw:name="a32" svg:viewBox="0 0 20 30" svg:d="m10 0-10 30h20z"/>
    <draw:marker draw:name="a34" svg:viewBox="0 0 20 30" svg:d="m10 0-10 30h20z"/>
    <draw:marker draw:name="a84" svg:viewBox="0 0 20 30" svg:d="m10 0-10 30h20z"/>
    <draw:marker draw:name="a87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Figueiredo</meta:initial-creator>
    <dc:creator>Pedro Sobral</dc:creator>
    <meta:creation-date>2021-05-15T16:35:00Z</meta:creation-date>
    <dc:date>2021-05-15T17:10:00Z</dc:date>
    <meta:print-date>2021-05-15T16:35:00Z</meta:print-date>
    <meta:template xlink:href="Normal" xlink:type="simple"/>
    <meta:editing-cycles>3</meta:editing-cycles>
    <meta:editing-duration>PT2580S</meta:editing-duration>
    <meta:document-statistic meta:page-count="2" meta:paragraph-count="1" meta:word-count="120" meta:character-count="768" meta:row-count="5" meta:non-whitespace-character-count="649"/>
  </office:meta>
</office:document-meta>
</file>